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09cm" fo:min-width="0.59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.59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.592cm"/>
      <style:paragraph-properties style:writing-mode="lr-tb"/>
    </style:style>
    <style:style style:name="gr4" style:family="graphic" style:parent-style-name="standard">
      <style:graphic-properties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cm" fo:min-width="0.3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.4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2.09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9cm" fo:min-width="0.204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59cm" fo:min-width="0.2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2.20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09cm" fo:min-width="0.59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.9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.49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49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.4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2cm" fo:min-width="0.462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23" style:family="graphic" style:parent-style-name="standard">
      <style:graphic-properties draw:stroke="none" draw:fill="none" fo:min-height="1.306cm"/>
      <style:paragraph-properties style:writing-mode="lr-tb"/>
    </style:style>
    <style:style style:name="P1" style:family="paragraph">
      <style:paragraph-properties fo:text-align="center"/>
      <style:text-properties fo:font-size="14pt" fo:language="en" fo:country="GB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text-properties fo:font-size="14pt" fo:language="en" fo:country="GB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style:text-position="-33% 58%" fo:font-size="14pt" fo:language="en" fo:country="GB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-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093cm" svg:height="0.359cm" svg:x="2.376cm" svg:y="1.498cm"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093cm" svg:height="0.359cm" svg:x="5.508cm" svg:y="1.498cm"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093cm" svg:height="0.36cm" svg:x="2.376cm" svg:y="4.042cm"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092cm" svg:height="0.36cm" svg:x="5.574cm" svg:y="4.042cm"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092cm" svg:height="0.36cm" draw:transform="rotate (1.5707963267949) translate (4.377cm 3.465cm)"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376cm" svg:y1="1.677cm" svg:x2="1.297cm" svg:y2="2.373cm" draw:start-shape="id1" draw:start-glue-point="3" draw:end-shape="id2" draw:end-glue-point="4" svg:d="M2376 1677h-1079v696" svg:viewBox="0 0 1080 697">
          <text:p text:style-name="P3"><text:span text:style-name="T5"/></text:p>
        </draw:connector>
        <draw:connector draw:style-name="gr4" draw:text-style-name="P1" draw:layer="layout" svg:x1="1.297cm" svg:y1="3.575cm" svg:x2="2.376cm" svg:y2="4.222cm" draw:start-shape="id2" draw:start-glue-point="8" draw:end-shape="id3" draw:end-glue-point="3" svg:d="M1297 3575v647h1079" svg:viewBox="0 0 1080 648">
          <text:p text:style-name="P3"><text:span text:style-name="T5"/></text:p>
        </draw:connector>
        <draw:connector draw:style-name="gr4" draw:text-style-name="P1" draw:layer="layout" svg:x1="7.525cm" svg:y1="6.141cm" svg:x2="4.552cm" svg:y2="6.419cm" draw:start-shape="id4" draw:start-glue-point="2" draw:end-shape="id5" draw:end-glue-point="6" svg:d="M7525 6141v780h-2973v-502" svg:viewBox="0 0 2974 781">
          <text:p text:style-name="P3"><text:span text:style-name="T5"/></text:p>
        </draw:connector>
        <draw:connector draw:style-name="gr4" draw:text-style-name="P1" draw:layer="layout" svg:x1="3.469cm" svg:y1="4.222cm" svg:x2="5.574cm" svg:y2="4.222cm" draw:start-shape="id3" draw:start-glue-point="1" draw:end-shape="id6" draw:end-glue-point="3" svg:d="M3469 4222h2105" svg:viewBox="0 0 2106 1">
          <text:p text:style-name="P3"><text:span text:style-name="T5"/></text:p>
        </draw:connector>
        <draw:connector draw:style-name="gr4" draw:text-style-name="P1" draw:layer="layout" svg:x1="4.557cm" svg:y1="3.465cm" svg:x2="5.574cm" svg:y2="4.222cm" draw:start-shape="id7" draw:start-glue-point="3" draw:end-shape="id6" draw:end-glue-point="3" svg:d="M4557 3465v757h1017" svg:viewBox="0 0 1018 758">
          <text:p text:style-name="P3"><text:span text:style-name="T5"/></text:p>
        </draw:connector>
        <draw:connector draw:style-name="gr4" draw:text-style-name="P1" draw:layer="layout" svg:x1="5.508cm" svg:y1="1.677cm" svg:x2="4.557cm" svg:y2="2.373cm" draw:start-shape="id8" draw:start-glue-point="3" draw:end-shape="id7" draw:end-glue-point="1" svg:d="M5508 1677h-951v696" svg:viewBox="0 0 952 697">
          <text:p text:style-name="P3"><text:span text:style-name="T5"/></text:p>
        </draw:connector>
        <draw:custom-shape draw:style-name="gr5" draw:text-style-name="P1" xml:id="id2" draw:id="id2" draw:layer="layout" svg:width="1.202cm" svg:height="1.202cm" svg:x="0.696cm" svg:y="2.37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6" draw:text-style-name="P3" draw:layer="layout" svg:width="1.202cm" svg:height="1.202cm" svg:x="6.924cm" svg:y="4.93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7.525cm" svg:y1="5.939cm" svg:x2="7.525cm" svg:y2="5.114cm">
            <text:p/>
          </draw:line>
        </draw:g>
        <draw:frame draw:style-name="gr8" draw:text-style-name="P5" draw:layer="layout" svg:width="0.985cm" svg:height="0.949cm" svg:x="-0.187cm" svg:y="2.58cm">
          <draw:text-box>
            <text:p><text:span text:style-name="T1">V</text:span><text:span text:style-name="T2">a</text:span></text:p>
          </draw:text-box>
        </draw:frame>
        <draw:frame draw:style-name="gr9" draw:text-style-name="P5" draw:layer="layout" svg:width="2.592cm" svg:height="0.949cm" svg:x="7.959cm" svg:y="3.198cm">
          <draw:text-box>
            <text:p><text:span text:style-name="T1">I</text:span><text:span text:style-name="T2">b</text:span><text:span text:style-name="T1"> </text:span><text:span text:style-name="T1">= </text:span><text:span text:style-name="T1">K</text:span><text:span text:style-name="T2">b</text:span><text:span text:style-name="T1"> </text:span><text:span text:style-name="T1">V</text:span><text:span text:style-name="T2">b</text:span></text:p>
          </draw:text-box>
        </draw:frame>
        <draw:g xml:id="id9" draw:id="id9">
          <draw:custom-shape draw:style-name="gr10" draw:text-style-name="P3" draw:layer="layout" svg:width="1.406cm" svg:height="1.679cm" svg:x="6.813cm" svg:y="2.10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4" draw:layer="layout" svg:x1="7.515cm" svg:y1="2.593cm" svg:x2="7.515cm" svg:y2="3.418cm">
            <text:p/>
          </draw:line>
        </draw:g>
        <draw:custom-shape draw:style-name="gr12" draw:text-style-name="P1" xml:id="id5" draw:id="id5" draw:layer="layout" svg:width="1.405cm" svg:height="1.68cm" svg:x="3.849cm" svg:y="4.73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5" draw:layer="layout" svg:width="2.701cm" svg:height="0.95cm" svg:x="4.776cm" svg:y="6.149cm">
          <draw:text-box>
            <text:p><text:span text:style-name="T3">V</text:span><text:span text:style-name="T4">c</text:span><text:span text:style-name="T3"> = K</text:span><text:span text:style-name="T4">c</text:span><text:span text:style-name="T3"> I</text:span><text:span text:style-name="T4">c</text:span><text:span text:style-name="T1"> </text:span></text:p>
          </draw:text-box>
        </draw:frame>
        <draw:connector draw:style-name="gr4" draw:text-style-name="P6" draw:layer="layout" svg:x1="3.469cm" svg:y1="4.222cm" svg:x2="4.552cm" svg:y2="4.739cm" draw:start-shape="id3" draw:start-glue-point="1" draw:end-shape="id5" draw:end-glue-point="4" svg:d="M3469 4222h1083v517" svg:viewBox="0 0 1084 518">
          <text:p text:style-name="P2"><text:span text:style-name="T5"/></text:p>
        </draw:connector>
        <draw:connector draw:style-name="gr4" draw:text-style-name="P6" draw:layer="layout" svg:x1="3.469cm" svg:y1="1.677cm" svg:x2="4.557cm" svg:y2="2.373cm" draw:start-shape="id1" draw:start-glue-point="1" draw:end-shape="id7" draw:end-glue-point="1" svg:d="M3469 1677h1088v696" svg:viewBox="0 0 1089 697">
          <text:p text:style-name="P2"><text:span text:style-name="T5"/></text:p>
        </draw:connector>
        <draw:connector draw:style-name="gr4" draw:text-style-name="P6" draw:layer="layout" svg:x1="6.666cm" svg:y1="4.222cm" svg:x2="7.525cm" svg:y2="4.939cm" draw:start-shape="id6" draw:start-glue-point="1" draw:end-shape="id4" draw:end-glue-point="0" svg:d="M6666 4222h859v717" svg:viewBox="0 0 860 718">
          <text:p text:style-name="P2"><text:span text:style-name="T5"/></text:p>
        </draw:connector>
        <draw:connector draw:style-name="gr4" draw:text-style-name="P6" draw:layer="layout" svg:x1="6.601cm" svg:y1="1.677cm" svg:x2="7.516cm" svg:y2="2.105cm" draw:start-shape="id8" draw:start-glue-point="1" draw:end-shape="id9" draw:end-glue-point="0" svg:d="M6601 1677h915v428" svg:viewBox="0 0 916 429">
          <text:p text:style-name="P2"><text:span text:style-name="T5"/></text:p>
        </draw:connector>
        <draw:connector draw:style-name="gr4" draw:text-style-name="P6" draw:layer="layout" svg:x1="7.516cm" svg:y1="3.784cm" svg:x2="7.525cm" svg:y2="4.939cm" draw:start-shape="id9" draw:start-glue-point="2" draw:end-shape="id4" draw:end-glue-point="0" svg:d="M7516 3784v577h9v578" svg:viewBox="0 0 10 1156">
          <text:p text:style-name="P2"><text:span text:style-name="T5"/></text:p>
        </draw:connector>
        <draw:custom-shape draw:style-name="gr14" draw:text-style-name="P1" xml:id="id10" draw:id="id10" draw:layer="layout" svg:width="1.094cm" svg:height="0.359cm" svg:x="2.375cm" svg:y="6.718cm"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14" draw:text-style-name="P1" xml:id="id11" draw:id="id11" draw:layer="layout" svg:width="1.094cm" svg:height="0.359cm" draw:transform="rotate (1.5707963267949) translate (1.115cm 6.076cm)"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3.469cm" svg:y1="6.897cm" svg:x2="4.552cm" svg:y2="6.419cm" draw:start-shape="id10" draw:start-glue-point="1" draw:end-shape="id5" draw:end-glue-point="6" svg:d="M3469 6897h1083v-478" svg:viewBox="0 0 1084 479">
          <text:p text:style-name="P2"><text:span text:style-name="T5"/></text:p>
        </draw:connector>
        <draw:connector draw:style-name="gr4" draw:text-style-name="P6" draw:layer="layout" svg:x1="1.294cm" svg:y1="4.982cm" svg:x2="2.376cm" svg:y2="4.222cm" draw:start-shape="id11" draw:start-glue-point="1" draw:end-shape="id3" draw:end-glue-point="3" svg:d="M1294 4982v-760h1082" svg:viewBox="0 0 1083 761">
          <text:p text:style-name="P2"><text:span text:style-name="T5"/></text:p>
        </draw:connector>
        <draw:connector draw:style-name="gr4" draw:text-style-name="P6" draw:layer="layout" svg:x1="1.294cm" svg:y1="6.076cm" svg:x2="2.375cm" svg:y2="6.897cm" draw:start-shape="id11" draw:start-glue-point="3" draw:end-shape="id10" draw:end-glue-point="3" svg:d="M1294 6076v821h1081" svg:viewBox="0 0 1082 822">
          <text:p text:style-name="P2"><text:span text:style-name="T5"/></text:p>
        </draw:connector>
        <draw:frame draw:style-name="gr15" draw:text-style-name="P5" draw:layer="layout" svg:width="1.409cm" svg:height="0.949cm" svg:x="8.155cm" svg:y="5.742cm">
          <draw:text-box>
            <text:p><text:span text:style-name="T1">I</text:span><text:span text:style-name="T2">d</text:span></text:p>
          </draw:text-box>
        </draw:frame>
        <draw:frame draw:style-name="gr16" draw:text-style-name="P7" draw:layer="layout" svg:width="1.015cm" svg:height="0.949cm" svg:x="2.616cm" svg:y="1.857cm">
          <draw:text-box>
            <text:p><text:span text:style-name="T5">R</text:span><text:span text:style-name="T6">1</text:span></text:p>
          </draw:text-box>
        </draw:frame>
        <draw:frame draw:style-name="gr17" draw:text-style-name="P7" draw:layer="layout" svg:width="1.015cm" svg:height="0.95cm" svg:x="2.601cm" svg:y="7.077cm">
          <draw:text-box>
            <text:p><text:span text:style-name="T5">R</text:span><text:span text:style-name="T6">7</text:span></text:p>
          </draw:text-box>
        </draw:frame>
        <draw:frame draw:style-name="gr18" draw:text-style-name="P7" draw:layer="layout" svg:width="1.015cm" svg:height="0.949cm" svg:x="5.779cm" svg:y="4.402cm">
          <draw:text-box>
            <text:p><text:span text:style-name="T5">R</text:span><text:span text:style-name="T6">5</text:span></text:p>
          </draw:text-box>
        </draw:frame>
        <draw:frame draw:style-name="gr19" draw:text-style-name="P7" draw:layer="layout" svg:width="0.758cm" svg:height="1.555cm" svg:x="2.57cm" svg:y="4.402cm">
          <draw:text-box>
            <text:p><text:span text:style-name="T5">R</text:span><text:span text:style-name="T6">4</text:span></text:p>
          </draw:text-box>
        </draw:frame>
        <draw:frame draw:style-name="gr17" draw:text-style-name="P7" draw:layer="layout" svg:width="1.015cm" svg:height="0.95cm" svg:x="4.633cm" svg:y="2.652cm">
          <draw:text-box>
            <text:p><text:span text:style-name="T5">R</text:span><text:span text:style-name="T6">3</text:span></text:p>
          </draw:text-box>
        </draw:frame>
        <draw:frame draw:style-name="gr16" draw:text-style-name="P7" draw:layer="layout" svg:width="1.015cm" svg:height="0.949cm" svg:x="5.717cm" svg:y="1.857cm">
          <draw:text-box>
            <text:p><text:span text:style-name="T5">R</text:span><text:span text:style-name="T6">2</text:span></text:p>
          </draw:text-box>
        </draw:frame>
        <draw:frame draw:style-name="gr18" draw:text-style-name="P7" draw:layer="layout" svg:width="1.015cm" svg:height="0.949cm" svg:x="0.357cm" svg:y="5.142cm">
          <draw:text-box>
            <text:p><text:span text:style-name="T5">R</text:span><text:span text:style-name="T6">6</text:span></text:p>
          </draw:text-box>
        </draw:frame>
        <draw:custom-shape draw:style-name="gr20" draw:text-style-name="P6" draw:layer="layout" svg:width="0.153cm" svg:height="0.169cm" svg:x="4.469cm" svg:y="4.156cm">
          <text:p text:style-name="P2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53cm" svg:height="0.17cm" svg:x="7.406cm" svg:y="4.156cm">
          <text:p text:style-name="P2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53cm" svg:height="0.168cm" svg:x="4.47cm" svg:y="6.833cm">
          <text:p text:style-name="P2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53cm" svg:height="0.169cm" svg:x="4.47cm" svg:y="1.612cm">
          <text:p text:style-name="P2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152cm" svg:height="0.17cm" svg:x="1.208cm" svg:y="4.156cm">
          <text:p text:style-name="P2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0.985cm" svg:height="2.162cm" svg:x="3.496cm" svg:y="1.998cm">
          <draw:text-box>
            <text:p><text:span text:style-name="T5">+</text:span></text:p>
            <text:p><text:span text:style-name="T5">V</text:span><text:span text:style-name="T6">b</text:span></text:p>
            <text:p><text:span text:style-name="T5">-</text:span></text:p>
          </draw:text-box>
        </draw:frame>
        <draw:line draw:style-name="gr22" draw:text-style-name="P8" draw:layer="layout" svg:x1="1.715cm" svg:y1="4.983cm" svg:x2="1.715cm" svg:y2="6.214cm">
          <text:p text:style-name="P2"><text:span text:style-name="T5"/></text:p>
        </draw:line>
        <draw:frame draw:style-name="gr23" draw:text-style-name="P9" draw:layer="layout" svg:width="0.566cm" svg:height="1.556cm" svg:x="1.612cm" svg:y="5.145cm">
          <draw:text-box>
            <text:p><text:span text:style-name="T3">I</text:span><text:span text:style-name="T4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14T11:30:47.788080733</dc:date>
    <meta:editing-duration>PT15M24S</meta:editing-duration>
    <meta:editing-cycles>3</meta:editing-cycles>
    <meta:generator>LibreOffice/6.4.6.2$Linux_X86_64 LibreOffice_project/40$Build-2</meta:generator>
    <meta:document-statistic meta:object-count="48"/>
  </office:meta>
</office:document-meta>
</file>